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Highlighting twin primes in the Collatz octave plot</text:p>
      <text:p text:style-name="Standard"/>
      <text:p text:style-name="Standard"># Extend the range to include more numbers for a broader twin prime analysis</text:p>
      <text:p text:style-name="Standard">extended_collatz_sequences = {n: generate_collatz_sequence(n) for n in range(1, 50)}</text:p>
      <text:p text:style-name="Standard"/>
      <text:p text:style-name="Standard"># Recalculate positions for extended sequences</text:p>
      <text:p text:style-name="Standard">collatz_positions_density_extended = {}</text:p>
      <text:p text:style-name="Standard">for number, sequence in extended_collatz_sequences.items():</text:p>
      <text:p text:style-name="Standard"><text:s text:c="4"/>mapped_positions = []</text:p>
      <text:p text:style-name="Standard"><text:s text:c="4"/>for layer, value in enumerate(sequence):</text:p>
      <text:p text:style-name="Standard"><text:s text:c="8"/>reduced_value = reduce_to_single_digit(value)</text:p>
      <text:p text:style-name="Standard"><text:s text:c="8"/>x, y = map_to_octave(reduced_value, layer)[:2]</text:p>
      <text:p text:style-name="Standard"><text:s text:c="8"/>z = layer * stack_spacing <text:s/># Layer height in 3D</text:p>
      <text:p text:style-name="Standard"><text:s text:c="8"/>mapped_positions.append((x, y, z))</text:p>
      <text:p text:style-name="Standard"><text:s text:c="4"/>collatz_positions_density_extended[number] = mapped_positions</text:p>
      <text:p text:style-name="Standard"/>
      <text:p text:style-name="Standard"># Highlight twin primes in the plot</text:p>
      <text:p text:style-name="Standard">collatz_positions_density_colored_twin = {}</text:p>
      <text:p text:style-name="Standard">for number, positions in collatz_positions_density_extended.items():</text:p>
      <text:p text:style-name="Standard"><text:s text:c="4"/>colored_positions = []</text:p>
      <text:p text:style-name="Standard"><text:s text:c="4"/>for pos in positions:</text:p>
      <text:p text:style-name="Standard"><text:s text:c="8"/>x, y, z = pos</text:p>
      <text:p text:style-name="Standard"><text:s text:c="8"/>original_value = int(z / stack_spacing) <text:s/># Approximate the original number</text:p>
      <text:p text:style-name="Standard"><text:s text:c="8"/>color = 'blue' if is_twin_prime(original_value) else 'gray'</text:p>
      <text:p text:style-name="Standard"><text:s text:c="8"/>colored_positions.append((x, y, z, color))</text:p>
      <text:p text:style-name="Standard"><text:s text:c="4"/>collatz_positions_density_colored_twin[number] = colored_positions</text:p>
      <text:p text:style-name="Standard"/>
      <text:p text:style-name="Standard"># Visualize the Collatz sequences with twin primes highlighted in a broader range</text:p>
      <text:p text:style-name="Standard">fig = plt.figure(figsize=(12, 10))</text:p>
      <text:p text:style-name="Standard">ax = fig.add_subplot(111, projection='3d')</text:p>
      <text:p text:style-name="Standard"/>
      <text:p text:style-name="Standard"># Plot the stacked circles for reference</text:p>
      <text:p text:style-name="Standard">for i in range(num_layers):</text:p>
      <text:p text:style-name="Standard"><text:s text:c="4"/>z_layer = i * stack_spacing <text:s/># Z-coordinate for each octave</text:p>
      <text:p text:style-name="Standard"><text:s text:c="4"/>ax.plot(circle_x, circle_y, zs=z_layer, color='gray', linestyle='--', alpha=0.5)</text:p>
      <text:p text:style-name="Standard"/>
      <text:p text:style-name="Standard"># Plot each Collatz sequence as a curve with twin primes highlighted</text:p>
      <text:p text:style-name="Standard">for number, positions in collatz_positions_density_colored_twin.items():</text:p>
      <text:p text:style-name="Standard"><text:s text:c="4"/>for x, y, z, color in positions:</text:p>
      <text:p text:style-name="Standard"><text:s text:c="8"/>ax.scatter(x, y, z, color=color, s=50) <text:s/># Twin primes in blue</text:p>
      <text:p text:style-name="Standard"/>
      <text:p text:style-name="Standard"># Add labels and adjust the view</text:p>
      <text:p text:style-name="Standard">ax.set_title("Collatz Sequences in Octave Model Highlighting Twin Primes")</text:p>
      <text:p text:style-name="Standard">ax.set_xlabel("X (Horizontal Oscillation)")</text:p>
      <text:p text:style-name="Standard">ax.set_ylabel("Y (Vertical Oscillation - Scaled)")</text:p>
      <text:p text:style-name="Standard">ax.set_zlabel("Z (Octave Layer)"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2:12:24.552532724</meta:creation-date>
    <dc:date>2025-01-25T02:12:47.775673605</dc:date>
    <meta:editing-duration>PT23S</meta:editing-duration>
    <meta:editing-cycles>1</meta:editing-cycles>
    <meta:document-statistic meta:table-count="0" meta:image-count="0" meta:object-count="0" meta:page-count="1" meta:paragraph-count="40" meta:word-count="239" meta:character-count="2040" meta:non-whitespace-character-count="1730"/>
    <meta:generator>LibreOffice/24.2.7.2$Linux_X86_64 LibreOffice_project/420$Build-2</meta:generator>
  </office:meta>
</office:document-meta>
</file>